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0pt" style:text-underline-style="none" style:font-size-asian="8.75pt" style:font-size-complex="10pt"/>
    </style:style>
    <style:style style:name="P2" style:family="paragraph" style:parent-style-name="Standard">
      <style:paragraph-properties fo:text-align="center" style:justify-single-word="false"/>
      <style:text-properties fo:font-size="12pt" style:text-underline-style="solid" style:text-underline-width="auto" style:text-underline-color="font-color" style:font-size-asian="10.5pt" style:font-size-complex="12pt"/>
    </style:style>
    <style:style style:name="P3" style:family="paragraph" style:parent-style-name="Standard">
      <style:paragraph-properties fo:text-align="justify" style:justify-single-word="false"/>
      <style:text-properties fo:font-size="10pt" style:text-underline-style="none" style:font-size-asian="8.75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LATÓRIO</text:p>
      <text:p text:style-name="P1"/>
      <text:p text:style-name="P1"><text:s text:c="5"/>Para atender à exigência de que, em uma rodada, todos os nodos testem os logN clusters, utilizamos, primeiramente, de um loop que fará ceil(logN) vezes agendamento de eventos teste para cada nodo, ou seja, um evento teste de cada nodo para cada cluster. Sendo assim, em uma rodada, todos os nodos executarão todos os testes com s = 1, depois com s = 2 e assim por diante até s = ceil(logN). No evento repair também se faz necessário esse loop mencionado.</text:p>
      <text:p text:style-name="P1"><text:s text:c="5"/>O nodo token testa os nodos de um cluster até encontrar um outro não falho ou até ter testado todos do mesmo. No caso de ter encontrado um nodo não falho, <text:s/>ele copia do mesmo o estado dos nodos do cluster que não foram testados no cluster. Esse processo é feito da seguinte forma: uma vez que a função C(i,s) retorne, de certa forma, um vetor com todos os ID's dos possíveis testes daquele nodo naquele cluster; logo, percorremos o restante desse vetor , copiando o estado dos nodos de ID's restantes.</text:p>
      <text:p text:style-name="P1"><text:s text:c="5"/>No caso de N não ser potência de 2, são criados mais X nodos ( X é um número inteiro positivo ), sendo N + X a potência de 2 mais próxima. Esses nodos “inexistentes” não aparecem para o usuário, são necessários apenas para manter a propriedade de que o nodo token percorra o cluster até encontrar um nodo sem falha, ou ter percorrido todo cluster.</text:p>
      <text:p text:style-name="P1"><text:s text:c="5"/>Para o caso em que o nodo se recupera e está com um vetor de estados desatualizado, foi necessário criar um flag, “desatualizado”, para que o nodo token não copie tal vetor de est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11:19:03</meta:creation-date>
    <dc:date>2013-01-17T14:54:40</dc:date>
    <meta:editing-duration>PT2H7M52S</meta:editing-duration>
    <meta:editing-cycles>10</meta:editing-cycles>
    <meta:generator>LibreOffice/3.5$Linux_x86 LibreOffice_project/350m1$Build-2</meta:generator>
    <meta:document-statistic meta:table-count="0" meta:image-count="0" meta:object-count="0" meta:page-count="1" meta:paragraph-count="5" meta:word-count="275" meta:character-count="1515" meta:non-whitespace-character-count="1224"/>
  </office:meta>
</office:document-meta>
</file>